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db5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ntracte de compravenda <text:span text:style-name="T1">d’una vivenda</text:span></text:p>
      <text:p text:style-name="Standard">D'una part, la senyora Magdalena Pons Sales, amb DNI núm. contrac-</text:p>
      <text:p text:style-name="Standard">tants 11333555, amb domicili al carrer de Menorca, 56 de Maó, com a</text:p>
      <text:p text:style-name="Standard">part venedora.</text:p>
      <text:p text:style-name="Standard">I de l'altra, el senyor Jesús Amengual Florit, amb DNI núm. 25252525,</text:p>
      <text:p text:style-name="Standard">amb domicili al carrer Major, 24, des Mercadal, com a part compradora.</text:p>
      <text:p text:style-name="Standard"/>
      <text:p text:style-name="Standard">Les dues parts actuen en nom propi i es reconeixen recíprocament la</text:p>
      <text:p text:style-name="Standard">capacitat legal necessària per contractar.</text:p>
      <text:p text:style-name="Standard"/>
      <text:p text:style-name="Standard">MANIFESTEN</text:p>
      <text:p text:style-name="Standard">1. Que la senyora Magdalena Pons Sales és propietària de l'habitatge</text:p>
      <text:p text:style-name="Standard">situat al número 22 del carrer de Ferreries, 33 de Maó.</text:p>
      <text:p text:style-name="Standard"/>
      <text:p text:style-name="Standard">2. Que el dit habitatge està lliure de càrregues i d'arrendaments.</text:p>
      <text:p text:style-name="Standard"/>
      <text:p text:style-name="Standard">3. Que la senyora Pons vol vendre l'habitatge esmentat i el senyor</text:p>
      <text:p text:style-name="Standard">Amengual vol comprar-lo, per la qual cosa formalitzen aquest contracte</text:p>
      <text:p text:style-name="Standard">de compravenda, que es regeix pels pactes següents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08:47:53.141665847</meta:creation-date>
    <dc:date>2024-11-19T08:50:57.350984798</dc:date>
    <meta:editing-duration>PT3M5S</meta:editing-duration>
    <meta:editing-cycles>1</meta:editing-cycles>
    <meta:document-statistic meta:table-count="0" meta:image-count="0" meta:object-count="0" meta:page-count="1" meta:paragraph-count="15" meta:word-count="136" meta:character-count="819" meta:non-whitespace-character-count="698"/>
    <meta:generator>LibreOffice/24.8.3.2$Linux_X86_64 LibreOffice_project/e14c9fdd1f585efcbb2c5363087a99d20928d522</meta:generator>
  </office:meta>
</office:document-meta>
</file>